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1 A</text:h>
      <text:p text:style-name="Text_20_body">P1 A</text:p>
      <text:h text:style-name="Heading_20_2" text:outline-level="2">H2 A.A</text:h>
      <text:p text:style-name="Text_20_body">P2 A.A.A</text:p>
      <text:h text:style-name="Heading_20_2" text:outline-level="2">H2 A.B</text:h>
      <text:h text:style-name="Heading_20_3" text:outline-level="3">H3 A.B.A</text:h>
      <text:p text:style-name="Text_20_body">P3 A.B.A.A</text:p>
      <text:h text:style-name="Heading_20_3" text:outline-level="3">H3 A.B.B</text:h>
      <text:h text:style-name="Heading_20_2" text:outline-level="2">H2 A.C</text:h>
      <text:h text:style-name="Heading_20_1" text:outline-level="1">H1 B</text:h>
      <text:h text:style-name="Heading_20_2" text:outline-level="2">H2 B.A</text:h>
      <text:h text:style-name="Heading_20_3" text:outline-level="3">H3 B.A.A</text:h>
      <text:h text:style-name="Heading_20_3" text:outline-level="3">H3 B.A.B</text:h>
      <text:h text:style-name="Heading_20_3" text:outline-level="3">H3 B.A.C</text:h>
      <text:h text:style-name="Heading_20_3" text:outline-level="3">H3 B.A.D</text:h>
      <text:h text:style-name="Heading_20_3" text:outline-level="3">H3 B.A.E</text:h>
      <text:h text:style-name="Heading_20_1" text:outline-level="1">H1 C</text:h>
      <text:p text:style-name="Text_20_body">P1 C</text:p>
      <text:h text:style-name="Heading_20_2" text:outline-level="2">H2 C.A</text:h>
      <text:h text:style-name="Heading_20_2" text:outline-level="2">H2 C.B</text:h>
      <text:h text:style-name="Heading_20_2" text:outline-level="2">H2 C.C</text:h>
      <text:h text:style-name="Heading_20_2" text:outline-level="2">H2 C.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8-02T19:02:44</meta:creation-date>
    <dc:date>2013-08-04T10:33:11</dc:date>
    <dc:creator>Stefan Merten</dc:creator>
    <meta:editing-duration>PT15H50M16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22" meta:word-count="44" meta:character-count="142" meta:non-whitespace-character-count="120"/>
  </office:meta>
</office:document-meta>
</file>